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charset="x-symbol"/>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text-properties style:font-name="Arial"/>
    </style:style>
    <style:style style:name="P2" style:family="paragraph" style:parent-style-name="Standard">
      <style:text-properties style:font-name="Arial" fo:font-weight="bold" style:font-weight-asian="bold" style:font-weight-complex="bold"/>
    </style:style>
    <style:style style:name="P3" style:family="paragraph" style:parent-style-name="Standard">
      <style:text-properties style:font-name="Arial" style:text-underline-style="solid" style:text-underline-width="auto" style:text-underline-color="font-color" fo:font-weight="bold" style:text-underline-mode="continuous" style:text-overline-mode="continuous" style:text-line-through-mode="continuous" style:font-weight-asian="bold"/>
    </style:style>
    <style:style style:name="P4" style:family="paragraph" style:parent-style-name="Standard">
      <style:text-properties style:font-name="Arial"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P5" style:family="paragraph" style:parent-style-name="Standard">
      <style:text-properties style:font-name="Arial" style:text-underline-style="solid" style:text-underline-width="auto" style:text-underline-color="font-color" fo:font-weight="bold" officeooo:rsid="0013de45" officeooo:paragraph-rsid="0016dd1e" style:font-weight-asian="bold" style:font-weight-complex="bold"/>
    </style:style>
    <style:style style:name="P6" style:family="paragraph" style:parent-style-name="Standard">
      <style:text-properties style:font-name="Arial" style:text-underline-style="solid" style:text-underline-width="auto" style:text-underline-color="font-color" fo:font-weight="normal" officeooo:rsid="00150e7f" officeooo:paragraph-rsid="0016dd1e" style:font-weight-asian="normal" style:font-weight-complex="normal"/>
    </style:style>
    <style:style style:name="P7" style:family="paragraph" style:parent-style-name="Standard">
      <style:paragraph-properties fo:text-align="end" style:justify-single-word="false"/>
      <style:text-properties style:font-name="Arial"/>
    </style:style>
    <style:style style:name="P8" style:family="paragraph" style:parent-style-name="Standard">
      <style:paragraph-properties fo:text-align="center" style:justify-single-word="false"/>
      <style:text-properties style:font-name="Arial"/>
    </style:style>
    <style:style style:name="P9" style:family="paragraph" style:parent-style-name="Standard">
      <style:text-properties style:font-name="Arial" fo:font-weight="normal" officeooo:rsid="00150e7f" officeooo:paragraph-rsid="0016dd1e" style:font-weight-asian="normal" style:font-weight-complex="normal"/>
    </style:style>
    <style:style style:name="P10" style:family="paragraph" style:parent-style-name="Standard">
      <style:text-properties style:font-name="Arial" style:text-underline-style="none" fo:font-weight="normal" officeooo:rsid="00150e7f" officeooo:paragraph-rsid="0016dd1e" style:font-weight-asian="normal" style:font-weight-complex="normal"/>
    </style:style>
    <style:style style:name="P11" style:family="paragraph" style:parent-style-name="Standard">
      <style:text-properties style:font-name="Arial" officeooo:rsid="0016dd1e" officeooo:paragraph-rsid="0016dd1e"/>
    </style:style>
    <style:style style:name="P12" style:family="paragraph" style:parent-style-name="Standard">
      <style:text-properties style:font-name="Arial" officeooo:rsid="00179c1a" officeooo:paragraph-rsid="00179c1a"/>
    </style:style>
    <style:style style:name="P13" style:family="paragraph" style:parent-style-name="Standard">
      <style:text-properties style:font-name="Arial" officeooo:rsid="00188133" officeooo:paragraph-rsid="00188133"/>
    </style:style>
    <style:style style:name="P14" style:family="paragraph" style:parent-style-name="Standard">
      <style:text-properties style:font-name="Arial" officeooo:rsid="0018cbc4" officeooo:paragraph-rsid="0018cbc4"/>
    </style:style>
    <style:style style:name="P15" style:family="paragraph" style:parent-style-name="Standard">
      <style:text-properties style:font-name="Arial" officeooo:rsid="001b3706" officeooo:paragraph-rsid="001b3706"/>
    </style:style>
    <style:style style:name="P16" style:family="paragraph" style:parent-style-name="Standard">
      <style:text-properties style:font-name="Arial" officeooo:rsid="001be635" officeooo:paragraph-rsid="001be635"/>
    </style:style>
    <style:style style:name="P17" style:family="paragraph" style:parent-style-name="Standard">
      <style:text-properties style:font-name="Arial" officeooo:rsid="001d604d" officeooo:paragraph-rsid="001d604d"/>
    </style:style>
    <style:style style:name="P18" style:family="paragraph" style:parent-style-name="Standard">
      <style:text-properties style:font-name="Arial" officeooo:rsid="001f41ae" officeooo:paragraph-rsid="001f41ae"/>
    </style:style>
    <style:style style:name="P19" style:family="paragraph" style:parent-style-name="Standard" style:master-page-name="MP0">
      <style:paragraph-properties style:page-number="auto" fo:break-before="page"/>
      <style:text-properties style:font-name="Arial"/>
    </style:style>
    <style:style style:name="P20" style:family="paragraph" style:parent-style-name="Standard" style:list-style-name="L1"/>
    <style:style style:name="P21" style:family="paragraph" style:parent-style-name="Standard" style:list-style-name="L1">
      <style:text-properties style:font-name="Arial" fo:font-weight="bold" style:font-weight-asian="bold" style:font-weight-complex="bold"/>
    </style:style>
    <style:style style:name="P22" style:family="paragraph" style:parent-style-name="Standard" style:list-style-name="L3">
      <style:text-properties style:font-name="Arial"/>
    </style:style>
    <style:style style:name="P23" style:family="paragraph" style:parent-style-name="Standard" style:list-style-name="L5">
      <style:text-properties style:font-name="Arial"/>
    </style:style>
    <style:style style:name="P24" style:family="paragraph" style:parent-style-name="Standard" style:list-style-name="L6">
      <style:text-properties style:font-name="Arial"/>
    </style:style>
    <style:style style:name="P25" style:family="paragraph" style:parent-style-name="Standard" style:list-style-name="L7">
      <style:text-properties style:font-name="Arial"/>
    </style:style>
    <style:style style:name="P26" style:family="paragraph" style:parent-style-name="Standard" style:list-style-name="L8">
      <style:text-properties style:font-name="Arial"/>
    </style:style>
    <style:style style:name="P27" style:family="paragraph" style:parent-style-name="Standard" style:list-style-name="L9">
      <style:text-properties style:font-name="Arial"/>
    </style:style>
    <style:style style:name="P28" style:family="paragraph" style:parent-style-name="Standard" style:list-style-name="L10">
      <style:text-properties style:font-name="Arial"/>
    </style:style>
    <style:style style:name="P29" style:family="paragraph" style:parent-style-name="Standard" style:list-style-name="L11">
      <style:text-properties style:font-name="Arial"/>
    </style:style>
    <style:style style:name="P30" style:family="paragraph" style:parent-style-name="Standard" style:list-style-name="L12">
      <style:text-properties style:font-name="Arial"/>
    </style:style>
    <style:style style:name="P31" style:family="paragraph" style:parent-style-name="Standard" style:list-style-name="L13">
      <style:text-properties style:font-name="Arial"/>
    </style:style>
    <style:style style:name="P32" style:family="paragraph" style:parent-style-name="Standard" style:list-style-name="L14">
      <style:text-properties style:font-name="Arial"/>
    </style:style>
    <style:style style:name="P33" style:family="paragraph" style:parent-style-name="Standard" style:list-style-name="L15">
      <style:text-properties style:font-name="Arial"/>
    </style:style>
    <style:style style:name="P34" style:family="paragraph" style:parent-style-name="Standard" style:list-style-name="L17">
      <style:text-properties style:font-name="Arial"/>
    </style:style>
    <style:style style:name="P35" style:family="paragraph" style:parent-style-name="Standard" style:list-style-name="L18">
      <style:text-properties style:font-name="Arial"/>
    </style:style>
    <style:style style:name="P36" style:family="paragraph" style:parent-style-name="Standard" style:list-style-name="L19">
      <style:text-properties style:font-name="Arial"/>
    </style:style>
    <style:style style:name="P37" style:family="paragraph" style:parent-style-name="Standard" style:list-style-name="L20">
      <style:text-properties style:font-name="Arial"/>
    </style:style>
    <style:style style:name="P38" style:family="paragraph" style:parent-style-name="Standard" style:list-style-name="L21">
      <style:text-properties style:font-name="Arial"/>
    </style:style>
    <style:style style:name="P39" style:family="paragraph" style:parent-style-name="Standard" style:list-style-name="L22">
      <style:text-properties style:font-name="Arial"/>
    </style:style>
    <style:style style:name="P40" style:family="paragraph" style:parent-style-name="Standard" style:list-style-name="L23">
      <style:text-properties style:font-name="Arial"/>
    </style:style>
    <style:style style:name="P41" style:family="paragraph" style:parent-style-name="Standard" style:list-style-name="L24">
      <style:text-properties style:font-name="Arial"/>
    </style:style>
    <style:style style:name="P42" style:family="paragraph" style:parent-style-name="Standard" style:list-style-name="L25">
      <style:text-properties style:font-name="Arial"/>
    </style:style>
    <style:style style:name="P43" style:family="paragraph" style:parent-style-name="Standard" style:list-style-name="L26">
      <style:text-properties style:font-name="Arial"/>
    </style:style>
    <style:style style:name="P44" style:family="paragraph" style:parent-style-name="Standard">
      <style:text-properties style:font-name="Arial" fo:font-weight="normal" officeooo:rsid="0024dbfd" officeooo:paragraph-rsid="0024dbfd" style:font-weight-asian="normal" style:font-weight-complex="normal"/>
    </style:style>
    <style:style style:name="P45" style:family="paragraph" style:parent-style-name="Standard">
      <style:text-properties style:font-name="Arial" fo:font-weight="normal" officeooo:rsid="00258179" officeooo:paragraph-rsid="00258179" style:font-weight-asian="normal" style:font-weight-complex="normal"/>
    </style:style>
    <style:style style:name="P46" style:family="paragraph" style:parent-style-name="Standard">
      <style:text-properties style:font-name="Arial" fo:font-weight="normal" officeooo:rsid="00267be7" officeooo:paragraph-rsid="00267be7" style:font-weight-asian="normal" style:font-weight-complex="normal"/>
    </style:style>
    <style:style style:name="P47" style:family="paragraph" style:parent-style-name="Standard">
      <style:text-properties style:font-name="Arial" fo:font-weight="normal" officeooo:rsid="00270aa3" officeooo:paragraph-rsid="00270aa3" style:font-weight-asian="normal" style:font-weight-complex="normal"/>
    </style:style>
    <style:style style:name="P48" style:family="paragraph" style:parent-style-name="Standard">
      <style:text-properties style:font-name="Arial" style:text-underline-style="solid" style:text-underline-width="auto" style:text-underline-color="font-color" fo:font-weight="bold" officeooo:rsid="0024dbfd" officeooo:paragraph-rsid="0024dbfd" style:font-weight-asian="bold" style:font-weight-complex="bold"/>
    </style:style>
    <style:style style:name="P49" style:family="paragraph" style:parent-style-name="Standard" style:list-style-name="L2"/>
    <style:style style:name="P50" style:family="paragraph" style:parent-style-name="Standard" style:list-style-name="L4"/>
    <style:style style:name="P51" style:family="paragraph" style:parent-style-name="Standard" style:list-style-name="L16"/>
    <style:style style:name="T1" style:family="text">
      <style:text-properties style:text-position="super 67%" style:font-name="Arial"/>
    </style:style>
    <style:style style:name="T2" style:family="text">
      <style:text-properties style:font-name="Arial"/>
    </style:style>
    <style:style style:name="T3" style:family="text">
      <style:text-properties style:font-name="Arial" fo:font-weight="bold" style:font-weight-asian="bold" style:font-weight-complex="bold"/>
    </style:style>
    <style:style style:name="T4" style:family="text">
      <style:text-properties officeooo:rsid="0016dd1e"/>
    </style:style>
    <style:style style:name="T5" style:family="text">
      <style:text-properties style:text-position="super 58%"/>
    </style:style>
    <style:style style:name="T6" style:family="text">
      <style:text-properties officeooo:rsid="0020d2f8"/>
    </style:style>
    <style:style style:name="T7" style:family="text">
      <style:text-properties officeooo:rsid="00267be7"/>
    </style:style>
    <style:style style:name="T8" style:family="text">
      <style:text-properties officeooo:rsid="00270aa3"/>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7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7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7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7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7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7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8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8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8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8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8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8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8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8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8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9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9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9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9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9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9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9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9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9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WW_5f_CharLFO10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0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0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0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0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0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0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0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0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11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1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1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1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1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1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1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1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1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12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2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2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2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2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2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2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2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2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13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3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3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3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3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3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3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3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3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WW_5f_CharLFO14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4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4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4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4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4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4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4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4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WW_5f_CharLFO15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5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5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5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5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5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5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5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5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WW_5f_CharLFO16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6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6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6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6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6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6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6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6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WW_5f_CharLFO17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7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7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7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7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7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7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7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7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WW_5f_CharLFO18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8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8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8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8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8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8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8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8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WW_5f_CharLFO19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9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9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9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9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9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9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9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9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WW_5f_CharLFO20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0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0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0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0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0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0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0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0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WW_5f_CharLFO21LVL1" text:bullet-char="•">
        <style:list-level-properties text:list-level-position-and-space-mode="label-alignment">
          <style:list-level-label-alignment text:label-followed-by="listtab" fo:text-indent="-0.635cm" fo:margin-left="1.376cm"/>
        </style:list-level-properties>
        <style:text-properties style:font-name="OpenSymbol"/>
      </text:list-level-style-bullet>
      <text:list-level-style-bullet text:level="2" text:style-name="WW_5f_CharLFO21LVL2" text:bullet-char="◦">
        <style:list-level-properties text:list-level-position-and-space-mode="label-alignment">
          <style:list-level-label-alignment text:label-followed-by="listtab" fo:text-indent="-0.635cm" fo:margin-left="2.011cm"/>
        </style:list-level-properties>
        <style:text-properties style:font-name="OpenSymbol"/>
      </text:list-level-style-bullet>
      <text:list-level-style-bullet text:level="3" text:style-name="WW_5f_CharLFO21LVL3" text:bullet-char="▪">
        <style:list-level-properties text:list-level-position-and-space-mode="label-alignment">
          <style:list-level-label-alignment text:label-followed-by="listtab" fo:text-indent="-0.635cm" fo:margin-left="2.646cm"/>
        </style:list-level-properties>
        <style:text-properties style:font-name="OpenSymbol"/>
      </text:list-level-style-bullet>
      <text:list-level-style-bullet text:level="4" text:style-name="WW_5f_CharLFO21LVL4" text:bullet-char="•">
        <style:list-level-properties text:list-level-position-and-space-mode="label-alignment">
          <style:list-level-label-alignment text:label-followed-by="listtab" fo:text-indent="-0.635cm" fo:margin-left="3.281cm"/>
        </style:list-level-properties>
        <style:text-properties style:font-name="OpenSymbol"/>
      </text:list-level-style-bullet>
      <text:list-level-style-bullet text:level="5" text:style-name="WW_5f_CharLFO21LVL5" text:bullet-char="◦">
        <style:list-level-properties text:list-level-position-and-space-mode="label-alignment">
          <style:list-level-label-alignment text:label-followed-by="listtab" fo:text-indent="-0.635cm" fo:margin-left="3.916cm"/>
        </style:list-level-properties>
        <style:text-properties style:font-name="OpenSymbol"/>
      </text:list-level-style-bullet>
      <text:list-level-style-bullet text:level="6" text:style-name="WW_5f_CharLFO21LVL6" text:bullet-char="▪">
        <style:list-level-properties text:list-level-position-and-space-mode="label-alignment">
          <style:list-level-label-alignment text:label-followed-by="listtab" fo:text-indent="-0.635cm" fo:margin-left="4.551cm"/>
        </style:list-level-properties>
        <style:text-properties style:font-name="OpenSymbol"/>
      </text:list-level-style-bullet>
      <text:list-level-style-bullet text:level="7" text:style-name="WW_5f_CharLFO21LVL7" text:bullet-char="•">
        <style:list-level-properties text:list-level-position-and-space-mode="label-alignment">
          <style:list-level-label-alignment text:label-followed-by="listtab" fo:text-indent="-0.635cm" fo:margin-left="5.186cm"/>
        </style:list-level-properties>
        <style:text-properties style:font-name="OpenSymbol"/>
      </text:list-level-style-bullet>
      <text:list-level-style-bullet text:level="8" text:style-name="WW_5f_CharLFO21LVL8" text:bullet-char="◦">
        <style:list-level-properties text:list-level-position-and-space-mode="label-alignment">
          <style:list-level-label-alignment text:label-followed-by="listtab" fo:text-indent="-0.635cm" fo:margin-left="5.821cm"/>
        </style:list-level-properties>
        <style:text-properties style:font-name="OpenSymbol"/>
      </text:list-level-style-bullet>
      <text:list-level-style-bullet text:level="9" text:style-name="WW_5f_CharLFO21LVL9" text:bullet-char="▪">
        <style:list-level-properties text:list-level-position-and-space-mode="label-alignment">
          <style:list-level-label-alignment text:label-followed-by="listtab" fo:text-indent="-0.635cm" fo:margin-left="6.456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WW_5f_CharLFO22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2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2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2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2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2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2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2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2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WW_5f_CharLFO23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3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3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3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3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3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3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3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3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WW_5f_CharLFO24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4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4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4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4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4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4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4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4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WW_5f_CharLFO25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5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5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5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5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5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5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5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5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WW_5f_CharLFO26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6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6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6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6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6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6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6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6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Eng 1027</text:p>
      <text:p text:style-name="P1"/>
      <text:p text:style-name="P1">Setting - The time, place, and social circumstances in which a story takes place. The setting can help establish the “atmosphere” of a work indicating the tone or manner in which the story is to be read. Often associative with genre.</text:p>
      <text:p text:style-name="P1"/>
      <text:p text:style-name="P1">Diction – The choice of words and phrases in speech or writing.</text:p>
      <text:list xml:id="list133245493" text:style-name="L1">
        <text:list-item>
          <text:p text:style-name="P20"><text:span text:style-name="Default_20_Paragraph_20_Font"><text:span text:style-name="T3">Monosyllabic</text:span></text:span><text:span text:style-name="T2"> or </text:span><text:span text:style-name="Default_20_Paragraph_20_Font"><text:span text:style-name="T3">polysyllabic</text:span></text:span></text:p>
        </text:list-item>
        <text:list-item>
          <text:p text:style-name="P20"><text:span text:style-name="Default_20_Paragraph_20_Font"><text:span text:style-name="T3">Simple </text:span></text:span><text:span text:style-name="T2">or </text:span><text:span text:style-name="Default_20_Paragraph_20_Font"><text:span text:style-name="T3">sophisticated</text:span></text:span></text:p>
        </text:list-item>
        <text:list-item>
          <text:p text:style-name="P20"><text:span text:style-name="Default_20_Paragraph_20_Font"><text:span text:style-name="T3">Familiar (colloquial) language </text:span></text:span><text:span text:style-name="T2">or </text:span><text:span text:style-name="Default_20_Paragraph_20_Font"><text:span text:style-name="T3">less quotidian sources (poetical, scientific, legal, other specialist discourses)</text:span></text:span></text:p>
        </text:list-item>
        <text:list-item>
          <text:p text:style-name="P20"><text:span text:style-name="Default_20_Paragraph_20_Font"><text:span text:style-name="T3">Modern and up to date </text:span></text:span><text:span text:style-name="T2">or </text:span><text:span text:style-name="Default_20_Paragraph_20_Font"><text:span text:style-name="T3">antiquated and archaic</text:span></text:span></text:p>
        </text:list-item>
        <text:list-item>
          <text:p text:style-name="P21">Connotative (range of possible meanings) or denotative (pointing to very specific references)</text:p>
        </text:list-item>
      </text:list>
      <text:p text:style-name="P2"/>
      <text:p text:style-name="P1">Syntax – The arrangements of words and phrases to create grammatically complete sentences</text:p>
      <text:list xml:id="list2032709993" text:style-name="L2">
        <text:list-item>
          <text:p text:style-name="P49"><text:span text:style-name="Default_20_Paragraph_20_Font"><text:span text:style-name="T3">Simple and plain (subject – verb – object)</text:span></text:span><text:span text:style-name="T2"> or </text:span><text:span text:style-name="Default_20_Paragraph_20_Font"><text:span text:style-name="T3">complex (with numerous dependent clauses, qualifying phrases, and parentheses) </text:span></text:span><text:span text:style-name="T2">or </text:span><text:span text:style-name="Default_20_Paragraph_20_Font"><text:span text:style-name="T3">varying between both to produce multiple, shifting effects of rhythm and tone</text:span></text:span></text:p>
        </text:list-item>
      </text:list>
      <text:p text:style-name="P2"/>
      <text:p text:style-name="P1">Atmosphere – The mood or general feeling of a literary work, especially as it relates to the physical setting. Produced from diction and syntax and establishes the genre of a work (paranoia + uncertainty = horror fiction).</text:p>
      <text:p text:style-name="P1"/>
      <text:p text:style-name="P1">Character – The agents of a narrative, someone who acts, appears, or otherwise is seen to advance its plot.</text:p>
      <text:list xml:id="list588978966" text:style-name="L3">
        <text:list-item>
          <text:p text:style-name="P22">Flat – Two dimensional; represents a stock set of attitudes and abilities that fit conventions of the genre (wise old wizard)</text:p>
        </text:list-item>
        <text:list-item>
          <text:p text:style-name="P22">Round – More psychologically complex; they have rich interior lives, and patterns of thought and feeling that can become focal points of the story in and of themselves. More unpredictable; can develop in surprising ways</text:p>
        </text:list-item>
      </text:list>
      <text:p text:style-name="P1"/>
      <text:p text:style-name="P4">Week 2</text:p>
      <text:p text:style-name="P1">The Fall of the House of Usher</text:p>
      <text:p text:style-name="P1">?</text:p>
      <text:p text:style-name="P1"/>
      <text:p text:style-name="P1">Hills like White Elephants</text:p>
      <text:p text:style-name="P1"/>
      <text:p text:style-name="P1">Narrative Style – Refers to the author’s personal matter of expression. It is the result of the choices an author makes, with respect not only to subject matter, but to its presentation: elements of diction (word choice), syntax (the grammatical arrangement of words), figurative language (use of similes, metaphors, personification, alliteration, etc.), literary allusion, paragraph construction, and organization all contribute to the development of an author’s manner of expression.</text:p>
      <text:list xml:id="list343907884" text:style-name="L4">
        <text:list-item>
          <text:p text:style-name="P50"><text:span text:style-name="Default_20_Paragraph_20_Font"><text:span text:style-name="T3">Formal</text:span></text:span><text:span text:style-name="T2"> or </text:span><text:span text:style-name="Default_20_Paragraph_20_Font"><text:span text:style-name="T3">unformal</text:span></text:span></text:p>
        </text:list-item>
        <text:list-item>
          <text:p text:style-name="P50"><text:span text:style-name="Default_20_Paragraph_20_Font"><text:span text:style-name="T3">Denotative</text:span></text:span><text:span text:style-name="T2"> or </text:span><text:span text:style-name="Default_20_Paragraph_20_Font"><text:span text:style-name="T3">connotative</text:span></text:span></text:p>
        </text:list-item>
        <text:list-item>
          <text:p text:style-name="P50"><text:span text:style-name="Default_20_Paragraph_20_Font"><text:span text:style-name="T3">Abstract</text:span></text:span><text:span text:style-name="T2"> or </text:span><text:span text:style-name="Default_20_Paragraph_20_Font"><text:span text:style-name="T3">concrete</text:span></text:span></text:p>
        </text:list-item>
        <text:list-item>
          <text:p text:style-name="P50"><text:span text:style-name="Default_20_Paragraph_20_Font"><text:span text:style-name="T3">Simple</text:span></text:span><text:span text:style-name="T2"> or </text:span><text:span text:style-name="Default_20_Paragraph_20_Font"><text:span text:style-name="T3">complex</text:span></text:span></text:p>
        </text:list-item>
        <text:list-item>
          <text:p text:style-name="P50"><text:soft-page-break/><text:span text:style-name="Default_20_Paragraph_20_Font"><text:span text:style-name="T3">Elaborate </text:span></text:span><text:span text:style-name="T2">or </text:span><text:span text:style-name="Default_20_Paragraph_20_Font"><text:span text:style-name="T3">spare</text:span></text:span></text:p>
        </text:list-item>
        <text:list-item>
          <text:p text:style-name="P50"><text:span text:style-name="Default_20_Paragraph_20_Font"><text:span text:style-name="T3">Literary </text:span></text:span><text:span text:style-name="T2">or s</text:span><text:span text:style-name="Default_20_Paragraph_20_Font"><text:span text:style-name="T3">cientific</text:span></text:span></text:p>
        </text:list-item>
        <text:list-item>
          <text:p text:style-name="P50"><text:span text:style-name="Default_20_Paragraph_20_Font"><text:span text:style-name="T3">Passionate </text:span></text:span><text:span text:style-name="T2">or </text:span><text:span text:style-name="Default_20_Paragraph_20_Font"><text:span text:style-name="T3">dispassionate</text:span></text:span></text:p>
        </text:list-item>
        <text:list-item>
          <text:p text:style-name="P50"><text:span text:style-name="Default_20_Paragraph_20_Font"><text:span text:style-name="T3">Ironic </text:span></text:span><text:span text:style-name="T2">or </text:span><text:span text:style-name="Default_20_Paragraph_20_Font"><text:span text:style-name="T3">sincere</text:span></text:span></text:p>
        </text:list-item>
      </text:list>
      <text:p text:style-name="P1">Plain style – No telltale marks of a strong personality (expository essay)</text:p>
      <text:p text:style-name="P1"/>
      <text:p text:style-name="P1">Poe narrative style in The Fall of the House of Usher:</text:p>
      <text:list xml:id="list745634616" text:style-name="L5">
        <text:list-item>
          <text:p text:style-name="P23">Abstract: The author’s use of diction and syntax</text:p>
        </text:list-item>
        <text:list-item>
          <text:p text:style-name="P23">Literary: Lots of adverbs/adjectives</text:p>
        </text:list-item>
        <text:list-item>
          <text:p text:style-name="P23">Connotative: Doesn’t explain it out, produces multiple ways of thinking about it</text:p>
        </text:list-item>
      </text:list>
      <text:p text:style-name="P1"/>
      <text:p text:style-name="P1">To appreciate Hemmingway’s style, you have to look at what’s not on the page. Poe gave an abundance of text to organize.</text:p>
      <text:list xml:id="list3576499233" text:style-name="L6">
        <text:list-item>
          <text:p text:style-name="P24">Missing names (the American and the girl)</text:p>
        </text:list-item>
        <text:list-item>
          <text:p text:style-name="P24">No context (how do they know each other, appearance, why they are there), only an outward view of what they do or say</text:p>
        </text:list-item>
        <text:list-item>
          <text:p text:style-name="P24">The name ‘jig’ is an expression of power; it’s the name he gave her</text:p>
        </text:list-item>
        <text:list-item>
          <text:p text:style-name="P24">Jig is old slang fitting the time of the story for meaning ‘the jig is up’ or ‘the secret is discovered’</text:p>
        </text:list-item>
        <text:list-item>
          <text:p text:style-name="P24">We only get a connotation; the reader is left to fill in the exact details</text:p>
        </text:list-item>
        <text:list-item>
          <text:p text:style-name="P24">The story seems to be about having an abortion. This serious decision is similar to “should we have a beer”</text:p>
        </text:list-item>
        <text:list-item>
          <text:p text:style-name="P24">Set at a train station in Spain, they are tourists traveling trying new drinks at a place of transition</text:p>
        </text:list-item>
      </text:list>
      <text:p text:style-name="P1"/>
      <text:p text:style-name="Standard"><text:span text:style-name="Default_20_Paragraph_20_Font"><text:span text:style-name="T3">Tutorial 2</text:span></text:span></text:p>
      <text:p text:style-name="P1">“the white elephant”</text:p>
      <text:list xml:id="list2538063228" text:style-name="L7">
        <text:list-item>
          <text:p text:style-name="P25">Something that’s hard to get rid of because of its cost</text:p>
        </text:list-item>
        <text:list-item>
          <text:p text:style-name="P25">Representative of the child (abortion)</text:p>
        </text:list-item>
        <text:list-item>
          <text:p text:style-name="P25">Their relationship</text:p>
        </text:list-item>
      </text:list>
      <text:p text:style-name="P1">Setting:</text:p>
      <text:list xml:id="list3847804553" text:style-name="L8">
        <text:list-item>
          <text:p text:style-name="P26">Spain: Train station (“non-space”), liminal, purgatory</text:p>
        </text:list-item>
        <text:list-item>
          <text:p text:style-name="P26">1920’s</text:p>
        </text:list-item>
      </text:list>
      <text:p text:style-name="P1">Diction: Choice of word or phrases</text:p>
      <text:list xml:id="list2628493629" text:style-name="L9">
        <text:list-item>
          <text:p text:style-name="P27">He’s more manipulative and repetitious</text:p>
        </text:list-item>
        <text:list-item>
          <text:p text:style-name="P27">She’s more</text:p>
        </text:list-item>
      </text:list>
      <text:p text:style-name="P1">Syntax: Arrangements</text:p>
      <text:p text:style-name="P1">Atmosphere:</text:p>
      <text:list xml:id="list3473880913" text:style-name="L10">
        <text:list-item>
          <text:p text:style-name="P28">peaceful</text:p>
        </text:list-item>
        <text:list-item>
          <text:p text:style-name="P28">uncertain</text:p>
        </text:list-item>
        <text:list-item>
          <text:p text:style-name="P28">tense</text:p>
        </text:list-item>
      </text:list>
      <text:p text:style-name="P1">By cutting him off she takes his agency away (climax of the story)</text:p>
      <text:p text:style-name="P1"/>
      <text:p text:style-name="P4">Week 3</text:p>
      <text:p text:style-name="P1">Poe’s style:</text:p>
      <text:list xml:id="list2762494277" text:style-name="L11">
        <text:list-item>
          <text:p text:style-name="P29">Connotative</text:p>
        </text:list-item>
        <text:list-item>
          <text:p text:style-name="P29">Poetic</text:p>
        </text:list-item>
      </text:list>
      <text:p text:style-name="P1"/>
      <text:p text:style-name="P1">Hemmingway’s style:</text:p>
      <text:list xml:id="list3023950725" text:style-name="L12">
        <text:list-item>
          <text:p text:style-name="P30"><text:soft-page-break/>Denotative</text:p>
        </text:list-item>
        <text:list-item>
          <text:p text:style-name="P30">Takes unnecessary parts out</text:p>
        </text:list-item>
        <text:list-item>
          <text:p text:style-name="P30">symbolism/simile (white elephant)</text:p>
        </text:list-item>
      </text:list>
      <text:p text:style-name="P1"/>
      <text:p text:style-name="P1">Hills like white elephants</text:p>
      <text:list xml:id="list1377580811" text:style-name="L13">
        <text:list-item>
          <text:p text:style-name="P31">The “American” century: we can have the whole world</text:p>
        </text:list-item>
        <text:list-item>
          <text:p text:style-name="P31">The waitress “working class”: she will take back their order</text:p>
        </text:list-item>
        <text:list-item>
          <text:p text:style-name="P31">The train moves, but nothing changes</text:p>
        </text:list-item>
      </text:list>
      <text:p text:style-name="P1"/>
      <text:p text:style-name="P1">Story – The chronological order of events as they were imagined to happen. The story exists before the narrative. The story is what happened.</text:p>
      <text:p text:style-name="P1"/>
      <text:p text:style-name="P1">Plot – Underlying patterns that connect events together. Similar to the story, but can reject the chronological order of events to draw out different aspects (flashbacks, multiple viewpoints) to even change the genre. The plot indicates why things happened.</text:p>
      <text:p text:style-name="P1"/>
      <text:p text:style-name="P1">An Occurrence at Owl Creek Bridge</text:p>
      <text:p text:style-name="P1"/>
      <text:p text:style-name="P1">Setting – Railroad in northern Alabama during the civil war (late from how far they are pushed up, 1864)</text:p>
      <text:p text:style-name="P1"/>
      <text:p text:style-name="P1">North has captured him and are about to hang him from the bridge. Farmer that wasn’t enlisted but supports the south. Soldier shows up at his door and tells him he can burn down the bridge to help.</text:p>
      <text:p text:style-name="P1"/>
      <text:p text:style-name="P1">Plot – Begins on the bridge when he is about to be hung, includes his daring escape that happened in a split second when he was being hung.</text:p>
      <text:p text:style-name="P1"/>
      <text:p text:style-name="P1">Story – Begins days before, ends when he dies on the bridge</text:p>
      <text:p text:style-name="P1"/>
      <text:p text:style-name="P2">Tutorial 3</text:p>
      <text:p text:style-name="P1"/>
      <text:p text:style-name="P1">MLA OWL Purdue 8</text:p>
      <text:p text:style-name="P1"/>
      <text:p text:style-name="P1">Thesis – Announce the topic to your reader with the title and author (doesn’t have to be only 1 sentence). Needs to reflect an argument that they point to. Provide the reader with a blueprint of what you will be using to prove your point.</text:p>
      <text:p text:style-name="P1"/>
      <text:p text:style-name="P7">header</text:p>
      <text:p text:style-name="P1">Name</text:p>
      <text:p text:style-name="P1">Prof</text:p>
      <text:p text:style-name="P1">TA</text:p>
      <text:p text:style-name="P1">ENG 1027F, #</text:p>
      <text:p text:style-name="P1">dd October 2017</text:p>
      <text:p text:style-name="P1"/>
      <text:p text:style-name="P8">Title</text:p>
      <text:p text:style-name="P1"/>
      <text:p text:style-name="P1">Use direct quotes: --”--”-- (Kafka 9).</text:p>
      <text:p text:style-name="P1"/>
      <text:p text:style-name="P4"><text:soft-page-break/></text:p>
      <text:p text:style-name="P4"/>
      <text:p text:style-name="P4"/>
      <text:p text:style-name="P4">Week 4</text:p>
      <text:p text:style-name="P1"/>
      <text:p text:style-name="P1">The mind plays an active role in producing the reality of the world</text:p>
      <text:p text:style-name="P1"/>
      <text:p text:style-name="P1">Narrative perspective – The standpoint from which a story is told. Can be a direct view through a lens or through a fully developed consciousness that alters our access to the events described.</text:p>
      <text:list xml:id="list1836722463" text:style-name="L14">
        <text:list-item>
          <text:p text:style-name="P32">Distance – judged by space or time, where the perspective is close to the events or far (or between the two), or events are described as they are happening or in the past.</text:p>
        </text:list-item>
        <text:list-item>
          <text:p text:style-name="P32">Focus – The way is which the author arranges our point of view so we see the events being described in a certain way (close or far)</text:p>
        </text:list-item>
        <text:list-item>
          <text:p text:style-name="P32">Omniscient perspective – Narrator is placed outside the events being described</text:p>
        </text:list-item>
        <text:list-item>
          <text:p text:style-name="P32">First-person narrator – Speaks as an “I” and may have a role, either as a protagonist or an observer, within the story.</text:p>
        </text:list-item>
      </text:list>
      <text:p text:style-name="P1"/>
      <text:p text:style-name="P1">An Occurrence at Owl Creek Bridge</text:p>
      <text:p text:style-name="P1"/>
      <text:p text:style-name="P1">Distance - Chronologically close to the event, spatially from a medium distance</text:p>
      <text:p text:style-name="P1"/>
      <text:p text:style-name="P1">Narrator appears to be someone who was sent to watch the execution on the bridge (restricted third person) (verisimilitude), switches to be focused in his mind (restricted first person)</text:p>
      <text:p text:style-name="P1"/>
      <text:p text:style-name="P1">Gap between what he is experiencing and what is happening beginning with the ticking of his clock</text:p>
      <text:p text:style-name="P1"><text:s/></text:p>
      <text:p text:style-name="P1">In the last paragraph, the perspective changes from past to present tense where he discovers he is dead</text:p>
      <text:p text:style-name="P1"/>
      <text:p text:style-name="P1">Kafka – The Metamorphosis</text:p>
      <text:p text:style-name="P1"/>
      <text:p text:style-name="P1">“We must only read the books that wound and stab us”</text:p>
      <text:p text:style-name="P1"/>
      <text:p text:style-name="P1">Gregor doesn’t turn into a dung beetle, he is a dung beetle.</text:p>
      <text:p text:style-name="P1"/>
      <text:p text:style-name="P1">Setting</text:p>
      <text:list xml:id="list2599087518" text:style-name="L15">
        <text:list-item>
          <text:p text:style-name="P33">Modern world of the traveling salesman Gregor Samsa (travels by train)</text:p>
        </text:list-item>
        <text:list-item>
          <text:p text:style-name="P33">Lives at his parent’s home and locks doors for privacy from them.</text:p>
        </text:list-item>
      </text:list>
      <text:p text:style-name="P1"/>
      <text:p text:style-name="P1">Narrative style</text:p>
      <text:list xml:id="list2712227565" text:style-name="L16">
        <text:list-item>
          <text:p text:style-name="P51"><text:span text:style-name="T2">3</text:span><text:span text:style-name="Default_20_Paragraph_20_Font"><text:span text:style-name="T1">rd</text:span></text:span><text:span text:style-name="T2"> person restricted to Gregor (free indirect discourse) both inside and outside; access to the interiority of the character</text:span></text:p>
        </text:list-item>
      </text:list>
      <text:p text:style-name="P1"/>
      <text:p text:style-name="P1">Style</text:p>
      <text:list xml:id="list669015132" text:style-name="L17">
        <text:list-item>
          <text:p text:style-name="P34">Similar to Hemmingway</text:p>
        </text:list-item>
        <text:list-item>
          <text:p text:style-name="P34">Uses a rational style to report on things that are unnatural</text:p>
        </text:list-item>
      </text:list>
      <text:p text:style-name="P1"><text:soft-page-break/></text:p>
      <text:p text:style-name="P1">Absurd – The existential world view that each person is an isolated being cast into an uncaring universe which possesses no inherent truth or higher purpose. A world without redemption.</text:p>
      <text:p text:style-name="P1"/>
      <text:p text:style-name="P1">Grotesquely comic story about how the world plays tricks on you. If the world is absurd, laugh at it (parody).</text:p>
      <text:p text:style-name="P1"/>
      <text:p text:style-name="P1">Upon waking up, he is focused only on getting on the train for work and he never questions why he is a bug.</text:p>
      <text:p text:style-name="P1"/>
      <text:p text:style-name="P2">Tutorial 4</text:p>
      <text:p text:style-name="P1"/>
      <text:p text:style-name="P1">Kafka’s style</text:p>
      <text:list xml:id="list2807550327" text:style-name="L18">
        <text:list-item>
          <text:p text:style-name="P35">Diction and syntax are denotative, precise, functional like his insurance reports</text:p>
        </text:list-item>
        <text:list-item>
          <text:p text:style-name="P35">Openly conflicts with common sense</text:p>
        </text:list-item>
        <text:list-item>
          <text:p text:style-name="P35">Tonal mismatch between functional style and fantastical world (dark humor)</text:p>
        </text:list-item>
        <text:list-item>
          <text:p text:style-name="P35">Arbitrariness of modern world (things just happen)</text:p>
        </text:list-item>
      </text:list>
      <text:p text:style-name="P1"/>
      <text:p text:style-name="P1">The terror in this story is how Gregor continues as if there is nothing wrong</text:p>
      <text:p text:style-name="P1"/>
      <text:p text:style-name="P1">Gregor is the problem of the story, not the solution</text:p>
      <text:p text:style-name="P1"/>
      <text:p text:style-name="P1">Assignment</text:p>
      <text:p text:style-name="P1">Where are we now?</text:p>
      <text:p text:style-name="P1">Tone of the rest of the story in comparison?</text:p>
      <text:p text:style-name="P1">Has the diction changed?</text:p>
      <text:p text:style-name="P1"/>
      <text:p text:style-name="P1">Thesis – Connect local data to a larger theme</text:p>
      <text:p text:style-name="P1"/>
      <text:p text:style-name="P1">Begin 1 level of abstraction above the story</text:p>
      <text:p text:style-name="P1"/>
      <text:p text:style-name="P4">Week 5</text:p>
      <text:p text:style-name="P1"/>
      <text:p text:style-name="P1">Gilgamesh</text:p>
      <text:list xml:id="list3497573992" text:style-name="L19">
        <text:list-item>
          <text:p text:style-name="P36">Oldest story recorded in print (2000 B.C.E).</text:p>
        </text:list-item>
        <text:list-item>
          <text:p text:style-name="P36">Recorded in 1300-1000 B.C.E on clay tablets.</text:p>
        </text:list-item>
        <text:list-item>
          <text:p text:style-name="P36">700 BCE Noneveh</text:p>
        </text:list-item>
        <text:list-item>
          <text:p text:style-name="P36">1840s</text:p>
        </text:list-item>
        <text:list-item>
          <text:p text:style-name="P36">1872</text:p>
        </text:list-item>
      </text:list>
      <text:p text:style-name="P1"/>
      <text:p text:style-name="P1">Oral storytelling – Each time the story is told it’s a little different (effemeral), repetitive, written is always the same</text:p>
      <text:p text:style-name="P1"/>
      <text:p text:style-name="P1">Gilgamesh has a regular beat (chant)</text:p>
      <text:p text:style-name="P1"/>
      <text:p text:style-name="P1">The shift to the present: orality belongs to the present, text lasts over time</text:p>
      <text:p text:style-name="P1"/>
      <text:p text:style-name="P2">Tutorial 5</text:p>
      <text:p text:style-name="P1"><text:soft-page-break/></text:p>
      <text:p text:style-name="P1">Symbol – Reference to something beyond its own meaning</text:p>
      <text:list xml:id="list2899031185" text:style-name="L20">
        <text:list-item>
          <text:p text:style-name="P37">Conventional</text:p>
        </text:list-item>
        <text:list-item>
          <text:p text:style-name="P37">Private (intimate)</text:p>
        </text:list-item>
      </text:list>
      <text:p text:style-name="P1"/>
      <text:p text:style-name="P1">Allegory – Stands in for a larger symbolic system</text:p>
      <text:p text:style-name="P1"/>
      <text:p text:style-name="P1">Epic genre – Long narrative poem</text:p>
      <text:list xml:id="list758802514" text:style-name="L21">
        <text:list-item>
          <text:p text:style-name="P38">hero -&gt; national/cosmic</text:p>
        </text:list-item>
        <text:list-item>
          <text:p text:style-name="P38">ample scale</text:p>
        </text:list-item>
        <text:list-item>
          <text:p text:style-name="P38">long quest</text:p>
        </text:list-item>
        <text:list-item>
          <text:p text:style-name="P38">divine influence</text:p>
        </text:list-item>
        <text:list-item>
          <text:p text:style-name="P38">epithets</text:p>
        </text:list-item>
      </text:list>
      <text:p text:style-name="P1"/>
      <text:p text:style-name="P1">Remediation – The way in which a new mode of communication interacts with and transforms the earlier modes</text:p>
      <text:p text:style-name="P1"/>
      <text:p text:style-name="P1">1. Ordinary world</text:p>
      <text:p text:style-name="P1">2. “call” to adventure</text:p>
      <text:p text:style-name="P1">3. Refusal</text:p>
      <text:p text:style-name="P1">4. Meeting with mentor</text:p>
      <text:p text:style-name="P1">5. Crossing of ordinary world to special world</text:p>
      <text:p text:style-name="P1">6. Tests, enemies, trials</text:p>
      <text:p text:style-name="P1">7. Approach</text:p>
      <text:p text:style-name="P1">8. Death, rebirth (of self)</text:p>
      <text:p text:style-name="P1">9. Reward</text:p>
      <text:p text:style-name="P1">10. Road back</text:p>
      <text:p text:style-name="P1">11. Resurrection</text:p>
      <text:p text:style-name="P1">12. Return “elixer”</text:p>
      <text:p text:style-name="P1"/>
      <text:p text:style-name="P1">Doppleganger - Mirrored “shadow” that reminds you that you are going to die</text:p>
      <text:p text:style-name="P1"/>
      <text:p text:style-name="P4">Week 6</text:p>
      <text:p text:style-name="P4"/>
      <text:p text:style-name="P1">Orality is a culture to the ear</text:p>
      <text:p text:style-name="P1">Orality is collective; group oriented</text:p>
      <text:p text:style-name="P1">Efemeral: can’t rewind</text:p>
      <text:p text:style-name="P1"/>
      <text:p text:style-name="P1">Writing is attuned to the eye</text:p>
      <text:p text:style-name="P1">Writing is done alone; sense of self, unique</text:p>
      <text:p text:style-name="P1">Permanent, transcends time</text:p>
      <text:p text:style-name="P1"/>
      <text:p text:style-name="P1">Epic – A long narrative poem that typically recounts the history or legends of a national hero.</text:p>
      <text:list xml:id="list4106264813" text:style-name="L22">
        <text:list-item>
          <text:p text:style-name="P39">Large in scale, memorable, extraordinary</text:p>
        </text:list-item>
        <text:list-item>
          <text:p text:style-name="P39">Conventions: A national hero, set on an ample scale (both worldly and other worldly), grand action of superhuman deeds</text:p>
        </text:list-item>
        <text:list-item>
          <text:p text:style-name="P39">Gods and other supernatural beings take an active part</text:p>
        </text:list-item>
        <text:list-item>
          <text:p text:style-name="P39">Narrative style: elevated, ceremonial tone, highly formal</text:p>
        </text:list-item>
      </text:list>
      <text:p text:style-name="P1"/>
      <text:p text:style-name="P1"><text:soft-page-break/>Gilgamesh has some flaws, no sense of limit, does whatever he wants even if it causes problems for the people of Uruk</text:p>
      <text:p text:style-name="P1"/>
      <text:p text:style-name="P1">Characters in an epic have the ability to rise above any challenge, make other people bend to his will and other people live in his world</text:p>
      <text:p text:style-name="P1"/>
      <text:p text:style-name="P1">Modern world doesn’t want to idolize “greater” people because of past tyranny</text:p>
      <text:p text:style-name="P1"/>
      <text:p text:style-name="P1">A story about a man who must learn to become human (to open to others)</text:p>
      <text:p text:style-name="P1">Enkidu is a second self to Gilgamesh: he is man in its raw form, thinks of himself of an animal</text:p>
      <text:p text:style-name="P1">The self becomes itself after an encounter with itself</text:p>
      <text:p text:style-name="P1">Shamhat, Ishtar’s priestess, shapes Enkidu into a man using “sex magic” (occult knowledge)</text:p>
      <text:p text:style-name="P1">Thesis: Gilgamesh is the first and greatest example of the “bromance”. Makes the event a simple, logical, just thing. It’s about the importance of friendship, mutual interdependancy.</text:p>
      <text:p text:style-name="P1"/>
      <text:p text:style-name="P2">Tutorial 6</text:p>
      <text:p text:style-name="P1"/>
      <text:p text:style-name="P1">Comparitive essay:</text:p>
      <text:list xml:id="list1092259043" text:style-name="L23">
        <text:list-item>
          <text:p text:style-name="P40">Uruk (city) vs forest (wild)</text:p>
        </text:list-item>
        <text:list-item>
          <text:p text:style-name="P40">Gilgamesh vs Enkidu (before vs. After Shamhat)</text:p>
        </text:list-item>
        <text:list-item>
          <text:p text:style-name="P40">Mortal vs. Divine (ocean/water, tunnel (mountains) – earth)</text:p>
        </text:list-item>
      </text:list>
      <text:p text:style-name="P1"/>
      <text:p text:style-name="P1">Enkido</text:p>
      <text:list xml:id="list4269860390" text:style-name="L24">
        <text:list-item>
          <text:p text:style-name="P41">Before</text:p>
          <text:list>
            <text:list-item>
              <text:p text:style-name="P41">animalistic</text:p>
              <text:list>
                <text:list-item>
                  <text:p text:style-name="P41">protector of the wild</text:p>
                </text:list-item>
              </text:list>
            </text:list-item>
            <text:list-item>
              <text:p text:style-name="P41">earth</text:p>
            </text:list-item>
          </text:list>
        </text:list-item>
        <text:list-item>
          <text:p text:style-name="P41">After</text:p>
          <text:list>
            <text:list-item>
              <text:p text:style-name="P41">civilized – intimacy, community, pleasure</text:p>
            </text:list-item>
            <text:list-item>
              <text:p text:style-name="P41">“domesticated, trained”</text:p>
            </text:list-item>
          </text:list>
        </text:list-item>
      </text:list>
      <text:p text:style-name="P1"/>
      <text:p text:style-name="P1">Gilgamesh</text:p>
      <text:list xml:id="list2094100057" text:style-name="L25">
        <text:list-item>
          <text:p text:style-name="P42">Before</text:p>
          <text:list>
            <text:list-item>
              <text:p text:style-name="P42">bad guy</text:p>
            </text:list-item>
            <text:list-item>
              <text:p text:style-name="P42">2/3 divine</text:p>
            </text:list-item>
          </text:list>
        </text:list-item>
        <text:list-item>
          <text:p text:style-name="P42">After</text:p>
          <text:list>
            <text:list-item>
              <text:p text:style-name="P42">goal: immortality</text:p>
              <text:list>
                <text:list-item>
                  <text:p text:style-name="P42">individual</text:p>
                </text:list-item>
              </text:list>
            </text:list-item>
          </text:list>
        </text:list-item>
      </text:list>
      <text:p text:style-name="P1"/>
      <text:p text:style-name="P1">Thesis: The relationship between what is natural and what is unnatural..</text:p>
      <text:p text:style-name="P1"/>
      <text:p text:style-name="P4">Week 7</text:p>
      <text:p text:style-name="P1"/>
      <text:p text:style-name="P1">Oedipus is a drama (tragedy) – Takes a direct view of each of the characters (actors in a play)</text:p>
      <text:p text:style-name="P1"/>
      <text:p text:style-name="P1">Dionysus – Spring, return of life.</text:p>
      <text:list xml:id="list1365217202" text:style-name="L26">
        <text:list-item>
          <text:p text:style-name="P43">Festival had participants enter their plays.</text:p>
        </text:list-item>
        <text:list-item>
          <text:p text:style-name="P43">Tragedy is the highest form of art</text:p>
        </text:list-item>
        <text:list-item>
          <text:p text:style-name="P43">Vent of pent up emotion (catharsis)</text:p>
        </text:list-item>
      </text:list>
      <text:p text:style-name="P1"><text:soft-page-break/></text:p>
      <text:p text:style-name="P1">Tragedy – An imitation of a noble and complete action</text:p>
      <text:p text:style-name="P1"/>
      <text:p text:style-name="P2">Tutorial 7</text:p>
      <text:p text:style-name="P1"/>
      <text:p text:style-name="P1">What is blame? Where does it go/come from? Where do we place it? To whom/what does it belong? Why do we need it? Why do we bame the people we do?</text:p>
      <text:p text:style-name="P1"/>
      <text:p text:style-name="P1">Blame is attaching responsibility to something, generally in other people. It comes from negative outcomes caused by something. It belongs to whatever caused the negative outcome. It is necessary because it gives something to place responsibility to.</text:p>
      <text:p text:style-name="P1"/>
      <text:p text:style-name="P1">Scapegoating gives a sense of commonality for groups of people to blame something. Transgressions of one person is given the responsibilities for all the evils happening.</text:p>
      <text:p text:style-name="P1"/>
      <text:p text:style-name="P4">Week 8</text:p>
      <text:p text:style-name="P4"/>
      <text:p text:style-name="P1">Tragedy – Stories that result in a disastrous conclusion for the protagonist</text:p>
      <text:p text:style-name="P1"/>
      <text:p text:style-name="P1">Oedipus’ flaws: impatient, anger, pride</text:p>
      <text:p text:style-name="P1"/>
      <text:p text:style-name="P1">Oedipus = swollen foot</text:p>
      <text:p text:style-name="P1"/>
      <text:p text:style-name="P1">The central mystery of the play is identity of who we are, not a process of gradual improvement, instead one of origins and revelation; what he has been and what he is</text:p>
      <text:p text:style-name="P1"/>
      <text:p text:style-name="P1">In the play it’s the blind man who sees, everyone sees blindly</text:p>
      <text:p text:style-name="P1"/>
      <text:p text:style-name="P1">See the world from a place we do not know and can not know</text:p>
      <text:p text:style-name="P1"/>
      <text:p text:style-name="P1">Can’t face the truth of himself because of fear</text:p>
      <text:p text:style-name="P1"/>
      <text:p text:style-name="P1">Cartharsis is a result of pity and terror</text:p>
      <text:p text:style-name="P1"/>
      <text:p text:style-name="P1">Pity him because he is a noble and didn’t deserve it; he is the good man brought low.</text:p>
      <text:p text:style-name="P1"/>
      <text:p text:style-name="P3">Week 9</text:p>
      <text:p text:style-name="P3"/>
      <text:p text:style-name="P1">The novel – Grew out of prose romance, takes contemporary society and its manners as its subject matter. Tighter plot, deeper characters, more realistic.</text:p>
      <text:p text:style-name="P1"/>
      <text:p text:style-name="P5">Week 10</text:p>
      <text:p text:style-name="P5"/>
      <text:p text:style-name="P9">Pride and prejudice</text:p>
      <text:p text:style-name="P9"/>
      <text:p text:style-name="P10">Style – spare, elegant, neoclassical, light, witty. <text:span text:style-name="T4">Sense of doubleness from the narrator (irony)</text:span></text:p>
      <text:p text:style-name="P6"/>
      <text:p text:style-name="P1">Irony – Allows the reader to distinguish between the perception of an event and its underlying reality.</text:p>
      <text:p text:style-name="P1"><text:soft-page-break/></text:p>
      <text:p text:style-name="P11">Two realms of knowledge: one from the characters and one from the reader and narrator. When the two realms meet, it gives the reader a sense of enjoyment.</text:p>
      <text:p text:style-name="P11"/>
      <text:p text:style-name="P12">Narrative perspective: 3<text:span text:style-name="T5">rd</text:span> person omniscient with free indirect discourse through Elizabeth</text:p>
      <text:p text:style-name="P12"/>
      <text:p text:style-name="P13">Lizzy discovers the world based on observations in distinctive settings, drawing conclusions in a detached way.</text:p>
      <text:p text:style-name="P13"/>
      <text:p text:style-name="P13">A woman has reason, however it was not given and instead woman were ornamental and simple.</text:p>
      <text:p text:style-name="P13"/>
      <text:p text:style-name="P14">First opinion of Darcy is formed when he refuses to dance with Lizzy, not really prejudice but a reasonable observation.</text:p>
      <text:p text:style-name="P14"/>
      <text:p text:style-name="P15">Lizzy is considered to be modern because of her skills of observation and drawing conclusions (her eyes).</text:p>
      <text:p text:style-name="P15"/>
      <text:p text:style-name="P16">Woman at the time were meant to be moved by the world, Lizzy moved the world. Her dedication to her family trumps social norms.</text:p>
      <text:p text:style-name="P16"/>
      <text:p text:style-name="P17">Lady de Bouer gets beaten by Lizzy in an intellectual argument about Darcy.</text:p>
      <text:p text:style-name="P17"/>
      <text:p text:style-name="P18">Her opinion flips on many things after the events of the story. Lizzy gives up her confidence in herself, among other things. <text:span text:style-name="T6">Lizzy is interested in being at Pemberly because it’s frank, natural, unartificial.</text:span></text:p>
      <text:p text:style-name="P1"/>
      <text:p text:style-name="P48">Week 11</text:p>
      <text:p text:style-name="P44"/>
      <text:p text:style-name="P45">The text is offering itself; its narrative style</text:p>
      <text:p text:style-name="P45"/>
      <text:p text:style-name="P45">The epic allow<text:span text:style-name="T7">s</text:span> people in the future to identify what they value in their culture</text:p>
      <text:p text:style-name="P45">The tragedy allows people a carthartic release to reorganize the brain</text:p>
      <text:p text:style-name="P45">Novels told the story of ordinary people, which is just as <text:span text:style-name="T7">important</text:span> as telling the story of great people <text:span text:style-name="T7">(selfhood). A constructual guide about what you should do and how you do it.</text:span></text:p>
      <text:p text:style-name="P45"/>
      <text:p text:style-name="P46">P and P is about selfhood; you must discover who you are as an individual</text:p>
      <text:p text:style-name="P46"/>
      <text:p text:style-name="P46">The graphic novel combines the use of text and images most commonly associated with the comic book form with the long-form narrative of the novel. <text:span text:style-name="T8">Features deep plot and complex and well-rounded characters that have become the hallmark of so much modern literature. They have an aestetic, philosophical, or political dimension to them that makes them something more than merely disposable commodities.</text:span></text:p>
      <text:p text:style-name="P46"/>
      <text:p text:style-name="P47">Two strands: one that comes out of comic books with superheroes, other comes out of the want to tell the stories of ordinary people.</text:p>
      <text:p text:style-name="P47"/>
      <text:p text:style-name="P47">Daniel Clowes – considered working for DC or Marvel and hated i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mily-generic="system" style:font-charset="x-symbol"/>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CA" fo:font-style="normal" style:text-underline-style="none" fo:font-weight="normal" style:letter-kerning="true" style:font-name-asian="Droid Sans Fallback" style:font-size-asian="12pt" style:language-asian="zh" style:country-asian="CN" style:font-style-asian="normal" style:font-weight-asian="normal" style:font-name-complex="Noto Sans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CA" fo:font-style="normal" style:text-underline-style="none" fo:font-weight="normal" style:letter-kerning="true" fo:background-color="transparent" style:font-name-asian="Droid Sans Fallback" style:font-size-asian="12pt" style:language-asian="zh" style:country-asian="CN" style:font-style-asian="normal" style:font-weight-asian="normal" style:font-name-complex="Noto Sans Devanagar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Liberation Sans" style:font-family-asian="'Liberation Sans'" style:font-family-generic-asian="swiss" style:font-pitch-asian="variable" style:font-size-asian="14pt" style:font-name-complex="Liberation Sans" style:font-family-complex="'Liberation Sans'" style:font-family-generic-complex="swiss" style:font-pitch-complex="variable"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Default_20_Paragraph_20_Font" style:display-name="Default Paragraph Font"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1" style:display-name="WW_CharLFO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2" style:display-name="WW_CharLFO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3" style:display-name="WW_CharLFO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4" style:display-name="WW_CharLFO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5" style:display-name="WW_CharLFO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6" style:display-name="WW_CharLFO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7" style:display-name="WW_CharLFO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8" style:display-name="WW_CharLFO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9" style:display-name="WW_CharLFO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1" style:display-name="WW_CharLFO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2" style:display-name="WW_CharLFO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3" style:display-name="WW_CharLFO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4" style:display-name="WW_CharLFO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5" style:display-name="WW_CharLFO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6" style:display-name="WW_CharLFO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7" style:display-name="WW_CharLFO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8" style:display-name="WW_CharLFO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9" style:display-name="WW_CharLFO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1" style:display-name="WW_CharLFO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2" style:display-name="WW_CharLFO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3" style:display-name="WW_CharLFO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4" style:display-name="WW_CharLFO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5" style:display-name="WW_CharLFO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6" style:display-name="WW_CharLFO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7" style:display-name="WW_CharLFO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8" style:display-name="WW_CharLFO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9" style:display-name="WW_CharLFO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1" style:display-name="WW_CharLFO4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2" style:display-name="WW_CharLFO4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3" style:display-name="WW_CharLFO4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4" style:display-name="WW_CharLFO4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5" style:display-name="WW_CharLFO4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6" style:display-name="WW_CharLFO4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7" style:display-name="WW_CharLFO4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8" style:display-name="WW_CharLFO4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9" style:display-name="WW_CharLFO4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1" style:display-name="WW_CharLFO5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2" style:display-name="WW_CharLFO5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3" style:display-name="WW_CharLFO5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4" style:display-name="WW_CharLFO5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5" style:display-name="WW_CharLFO5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6" style:display-name="WW_CharLFO5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7" style:display-name="WW_CharLFO5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8" style:display-name="WW_CharLFO5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9" style:display-name="WW_CharLFO5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1" style:display-name="WW_CharLFO6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2" style:display-name="WW_CharLFO6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3" style:display-name="WW_CharLFO6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4" style:display-name="WW_CharLFO6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5" style:display-name="WW_CharLFO6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6" style:display-name="WW_CharLFO6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7" style:display-name="WW_CharLFO6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8" style:display-name="WW_CharLFO6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9" style:display-name="WW_CharLFO6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1" style:display-name="WW_CharLFO7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2" style:display-name="WW_CharLFO7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3" style:display-name="WW_CharLFO7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4" style:display-name="WW_CharLFO7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5" style:display-name="WW_CharLFO7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6" style:display-name="WW_CharLFO7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7" style:display-name="WW_CharLFO7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8" style:display-name="WW_CharLFO7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9" style:display-name="WW_CharLFO7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1" style:display-name="WW_CharLFO8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2" style:display-name="WW_CharLFO8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3" style:display-name="WW_CharLFO8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4" style:display-name="WW_CharLFO8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5" style:display-name="WW_CharLFO8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6" style:display-name="WW_CharLFO8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7" style:display-name="WW_CharLFO8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8" style:display-name="WW_CharLFO8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9" style:display-name="WW_CharLFO8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1" style:display-name="WW_CharLFO9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2" style:display-name="WW_CharLFO9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3" style:display-name="WW_CharLFO9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4" style:display-name="WW_CharLFO9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5" style:display-name="WW_CharLFO9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6" style:display-name="WW_CharLFO9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7" style:display-name="WW_CharLFO9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8" style:display-name="WW_CharLFO9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9" style:display-name="WW_CharLFO9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1" style:display-name="WW_CharLFO10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2" style:display-name="WW_CharLFO10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3" style:display-name="WW_CharLFO10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4" style:display-name="WW_CharLFO10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5" style:display-name="WW_CharLFO10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6" style:display-name="WW_CharLFO10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7" style:display-name="WW_CharLFO10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8" style:display-name="WW_CharLFO10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9" style:display-name="WW_CharLFO10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1" style:display-name="WW_CharLFO1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2" style:display-name="WW_CharLFO1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3" style:display-name="WW_CharLFO1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4" style:display-name="WW_CharLFO1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5" style:display-name="WW_CharLFO1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6" style:display-name="WW_CharLFO1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7" style:display-name="WW_CharLFO1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8" style:display-name="WW_CharLFO1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9" style:display-name="WW_CharLFO1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1" style:display-name="WW_CharLFO1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2" style:display-name="WW_CharLFO1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3" style:display-name="WW_CharLFO1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4" style:display-name="WW_CharLFO1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5" style:display-name="WW_CharLFO1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6" style:display-name="WW_CharLFO1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7" style:display-name="WW_CharLFO1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8" style:display-name="WW_CharLFO1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9" style:display-name="WW_CharLFO1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1" style:display-name="WW_CharLFO1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2" style:display-name="WW_CharLFO1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3" style:display-name="WW_CharLFO1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4" style:display-name="WW_CharLFO1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5" style:display-name="WW_CharLFO1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6" style:display-name="WW_CharLFO1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7" style:display-name="WW_CharLFO1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8" style:display-name="WW_CharLFO1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9" style:display-name="WW_CharLFO1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1" style:display-name="WW_CharLFO14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2" style:display-name="WW_CharLFO14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3" style:display-name="WW_CharLFO14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4" style:display-name="WW_CharLFO14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5" style:display-name="WW_CharLFO14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6" style:display-name="WW_CharLFO14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7" style:display-name="WW_CharLFO14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8" style:display-name="WW_CharLFO14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9" style:display-name="WW_CharLFO14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1" style:display-name="WW_CharLFO15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2" style:display-name="WW_CharLFO15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3" style:display-name="WW_CharLFO15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4" style:display-name="WW_CharLFO15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5" style:display-name="WW_CharLFO15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6" style:display-name="WW_CharLFO15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7" style:display-name="WW_CharLFO15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8" style:display-name="WW_CharLFO15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9" style:display-name="WW_CharLFO15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1" style:display-name="WW_CharLFO16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2" style:display-name="WW_CharLFO16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3" style:display-name="WW_CharLFO16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4" style:display-name="WW_CharLFO16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5" style:display-name="WW_CharLFO16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6" style:display-name="WW_CharLFO16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7" style:display-name="WW_CharLFO16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8" style:display-name="WW_CharLFO16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9" style:display-name="WW_CharLFO16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1" style:display-name="WW_CharLFO17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2" style:display-name="WW_CharLFO17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3" style:display-name="WW_CharLFO17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4" style:display-name="WW_CharLFO17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5" style:display-name="WW_CharLFO17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6" style:display-name="WW_CharLFO17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7" style:display-name="WW_CharLFO17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8" style:display-name="WW_CharLFO17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9" style:display-name="WW_CharLFO17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1" style:display-name="WW_CharLFO18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2" style:display-name="WW_CharLFO18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3" style:display-name="WW_CharLFO18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4" style:display-name="WW_CharLFO18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5" style:display-name="WW_CharLFO18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6" style:display-name="WW_CharLFO18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7" style:display-name="WW_CharLFO18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8" style:display-name="WW_CharLFO18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9" style:display-name="WW_CharLFO18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1" style:display-name="WW_CharLFO19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2" style:display-name="WW_CharLFO19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3" style:display-name="WW_CharLFO19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4" style:display-name="WW_CharLFO19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5" style:display-name="WW_CharLFO19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6" style:display-name="WW_CharLFO19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7" style:display-name="WW_CharLFO19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8" style:display-name="WW_CharLFO19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9" style:display-name="WW_CharLFO19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1" style:display-name="WW_CharLFO20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2" style:display-name="WW_CharLFO20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3" style:display-name="WW_CharLFO20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4" style:display-name="WW_CharLFO20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5" style:display-name="WW_CharLFO20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6" style:display-name="WW_CharLFO20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7" style:display-name="WW_CharLFO20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8" style:display-name="WW_CharLFO20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9" style:display-name="WW_CharLFO20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1" style:display-name="WW_CharLFO2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2" style:display-name="WW_CharLFO2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3" style:display-name="WW_CharLFO2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4" style:display-name="WW_CharLFO2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5" style:display-name="WW_CharLFO2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6" style:display-name="WW_CharLFO2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7" style:display-name="WW_CharLFO2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8" style:display-name="WW_CharLFO2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9" style:display-name="WW_CharLFO2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1" style:display-name="WW_CharLFO2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2" style:display-name="WW_CharLFO2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3" style:display-name="WW_CharLFO2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4" style:display-name="WW_CharLFO2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5" style:display-name="WW_CharLFO2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6" style:display-name="WW_CharLFO2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7" style:display-name="WW_CharLFO2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8" style:display-name="WW_CharLFO2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9" style:display-name="WW_CharLFO2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3LVL1" style:display-name="WW_CharLFO2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3LVL2" style:display-name="WW_CharLFO2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3LVL3" style:display-name="WW_CharLFO2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3LVL4" style:display-name="WW_CharLFO2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3LVL5" style:display-name="WW_CharLFO2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3LVL6" style:display-name="WW_CharLFO2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3LVL7" style:display-name="WW_CharLFO2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3LVL8" style:display-name="WW_CharLFO2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3LVL9" style:display-name="WW_CharLFO2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1" style:display-name="WW_CharLFO24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2" style:display-name="WW_CharLFO24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3" style:display-name="WW_CharLFO24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4" style:display-name="WW_CharLFO24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5" style:display-name="WW_CharLFO24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6" style:display-name="WW_CharLFO24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7" style:display-name="WW_CharLFO24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8" style:display-name="WW_CharLFO24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9" style:display-name="WW_CharLFO24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1" style:display-name="WW_CharLFO25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2" style:display-name="WW_CharLFO25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3" style:display-name="WW_CharLFO25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4" style:display-name="WW_CharLFO25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5" style:display-name="WW_CharLFO25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6" style:display-name="WW_CharLFO25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7" style:display-name="WW_CharLFO25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8" style:display-name="WW_CharLFO25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9" style:display-name="WW_CharLFO25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1" style:display-name="WW_CharLFO26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2" style:display-name="WW_CharLFO26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3" style:display-name="WW_CharLFO26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4" style:display-name="WW_CharLFO26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5" style:display-name="WW_CharLFO26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6" style:display-name="WW_CharLFO26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7" style:display-name="WW_CharLFO26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8" style:display-name="WW_CharLFO26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9" style:display-name="WW_CharLFO26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7.2.0$Linux_X86_64 LibreOffice_project/30m0$Build-2</meta:generator>
    <meta:creation-date>2017-09-21T05:32:00Z</meta:creation-date>
    <dc:date>2017-11-28T10:21:24.630677133</dc:date>
    <meta:editing-cycles>54</meta:editing-cycles>
    <meta:editing-duration>PT14H24M31S</meta:editing-duration>
    <meta:document-statistic meta:table-count="0" meta:image-count="0" meta:object-count="0" meta:page-count="9" meta:paragraph-count="249" meta:word-count="2583" meta:character-count="14963" meta:non-whitespace-character-count="12681"/>
    <meta:template xlink:type="simple" xlink:actuate="onRequest" xlink:title="" xlink:href="Normal.dotm"/>
  </office:meta>
</office:document-meta>
</file>